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85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Italiano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raise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Balance</text:p>
          </table:table-cell>
          <table:table-cell/>
        </table:table-row>
        <table:table-row table:style-name="ro2">
          <table:table-cell office:value-type="string" calcext:value-type="string">
            <text:p>blu</text:p>
          </table:table-cell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Climb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centration</text:p>
          </table:table-cell>
          <table:table-cell/>
        </table:table-row>
        <table:table-row table:style-name="ro1">
          <table:table-cell office:value-type="string" calcext:value-type="string">
            <text:p>crf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Decipher Script</text:p>
          </table:table-cell>
          <table:table-cell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Diplomacy</text:p>
          </table:table-cell>
          <table:table-cell/>
        </table:table-row>
        <table:table-row table:style-name="ro1">
          <table:table-cell office:value-type="string" calcext:value-type="string">
            <text:p>dide</text:p>
          </table:table-cell>
          <table:table-cell office:value-type="string" calcext:value-type="string">
            <text:p>Disable Device</text:p>
          </table:table-cell>
          <table:table-cell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sguise</text:p>
          </table:table-cell>
          <table:table-cell/>
        </table:table-row>
        <table:table-row table:style-name="ro1">
          <table:table-cell office:value-type="string" calcext:value-type="string">
            <text:p>esar</text:p>
          </table:table-cell>
          <table:table-cell office:value-type="string" calcext:value-type="string">
            <text:p>Escape Artist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gery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Gather Information</text:p>
          </table:table-cell>
          <table:table-cell/>
        </table:table-row>
        <table:table-row table:style-name="ro1">
          <table:table-cell office:value-type="string" calcext:value-type="string">
            <text:p>haan</text:p>
          </table:table-cell>
          <table:table-cell office:value-type="string" calcext:value-type="string">
            <text:p>Handle Animal</text:p>
          </table:table-cell>
          <table:table-cell/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Heal</text:p>
          </table:table-cell>
          <table:table-cell/>
        </table:table-row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intm</text:p>
          </table:table-cell>
          <table:table-cell office:value-type="string" calcext:value-type="string">
            <text:p>Intimidate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office:value-type="string" calcext:value-type="string">
            <text:p>knl</text:p>
          </table:table-cell>
          <table:table-cell office:value-type="string" calcext:value-type="string">
            <text:p>Knowledge</text:p>
          </table:table-cell>
          <table:table-cell/>
        </table:table-row>
        <table:table-row table:style-name="ro1">
          <table:table-cell office:value-type="string" calcext:value-type="string">
            <text:p>lis</text:p>
          </table:table-cell>
          <table:table-cell office:value-type="string" calcext:value-type="string">
            <text:p>Listen</text:p>
          </table:table-cell>
          <table:table-cell/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Move Silently</text:p>
          </table:table-cell>
          <table:table-cell/>
        </table:table-row>
        <table:table-row table:style-name="ro1">
          <table:table-cell office:value-type="string" calcext:value-type="string">
            <text:p>oplo</text:p>
          </table:table-cell>
          <table:table-cell office:value-type="string" calcext:value-type="string">
            <text:p>Open Lock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form</text:p>
          </table:table-cell>
          <table:table-cell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rofession</text:p>
          </table:table-cell>
          <table:table-cell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de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Search</text:p>
          </table:table-cell>
          <table:table-cell/>
        </table:table-row>
        <table:table-row table:style-name="ro1">
          <table:table-cell office:value-type="string" calcext:value-type="string">
            <text:p>semo</text:p>
          </table:table-cell>
          <table:table-cell office:value-type="string" calcext:value-type="string">
            <text:p>Sense Motive</text:p>
          </table:table-cell>
          <table:table-cell/>
        </table:table-row>
        <table:table-row table:style-name="ro1">
          <table:table-cell office:value-type="string" calcext:value-type="string">
            <text:p>sle</text:p>
          </table:table-cell>
          <table:table-cell office:value-type="string" calcext:value-type="string">
            <text:p>Sleight Of Hand</text:p>
          </table:table-cell>
          <table:table-cell/>
        </table:table-row>
        <table:table-row table:style-name="ro1">
          <table:table-cell office:value-type="string" calcext:value-type="string">
            <text:p>spla</text:p>
          </table:table-cell>
          <table:table-cell office:value-type="string" calcext:value-type="string">
            <text:p>Speak Language</text:p>
          </table:table-cell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office:value-type="string" calcext:value-type="string">
            <text:p>Spellcraft</text:p>
          </table:table-cell>
          <table:table-cell/>
        </table:table-row>
        <table:table-row table:style-name="ro1">
          <table:table-cell office:value-type="string" calcext:value-type="string">
            <text:p>spo</text:p>
          </table:table-cell>
          <table:table-cell office:value-type="string" calcext:value-type="string">
            <text:p>Spot</text:p>
          </table:table-cell>
          <table:table-cell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Survival</text:p>
          </table:table-cell>
          <table:table-cell/>
        </table:table-row>
        <table:table-row table:style-name="ro1">
          <table:table-cell office:value-type="string" calcext:value-type="string">
            <text:p>swi</text:p>
          </table:table-cell>
          <table:table-cell office:value-type="string" calcext:value-type="string">
            <text:p>Swim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office:value-type="string" calcext:value-type="string">
            <text:p>Tumble</text:p>
          </table:table-cell>
          <table:table-cell/>
        </table:table-row>
        <table:table-row table:style-name="ro1">
          <table:table-cell office:value-type="string" calcext:value-type="string">
            <text:p>umd</text:p>
          </table:table-cell>
          <table:table-cell office:value-type="string" calcext:value-type="string">
            <text:p>Use Magic Device</text:p>
          </table:table-cell>
          <table:table-cell/>
        </table:table-row>
        <table:table-row table:style-name="ro1">
          <table:table-cell office:value-type="string" calcext:value-type="string">
            <text:p>uro</text:p>
          </table:table-cell>
          <table:table-cell office:value-type="string" calcext:value-type="string">
            <text:p>Use Rope</text:p>
          </table:table-cell>
          <table:table-cell/>
        </table:table-row>
      </table:table>
      <table:table table:name="Foglio2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pprais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 office:value-type="string" calcext:value-type="string">
            <text:p>&lt;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cipher Scrip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did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isable Devic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dide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isguis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es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scape Artis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esar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gery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ther Information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haa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andle Animal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haan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int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intm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kn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knl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ove Silently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pl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pen Lock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oplo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nse Motiv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leight Of Hand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pl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peak Languag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pla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pellcraf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umbl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um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Use Magic Devic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umd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 office:value-type="string" calcext:value-type="string">
            <text:p>&lt;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Use Rope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&gt;</text:p>
          </table:table-cell>
        </table:table-row>
      </table:table>
      <table:table table:name="Foglio3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ranks</text:p>
          </table:table-cell>
          <table:table-cell office:value-type="string" calcext:value-type="string">
            <text:p>hp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CONCATENATE(&quot;&lt;progression skillpoints =&quot;&quot;&quot;;[.A2];&quot;&quot;&quot; dv=&quot;&quot;&quot;;[.B2];&quot;&quot;&quot;/&gt;&lt;/class&gt;&quot;)" office:value-type="string" office:string-value="&lt;progression skillpoints =&quot;4&quot; dv=&quot;12&quot;/&gt;&lt;/class&gt;" calcext:value-type="string">
            <text:p>&lt;progression skillpoints ="4" dv="12"/&gt;&lt;/class&gt;</text:p>
          </table:table-cell>
          <table:table-cell table:number-columns-repeated="2"/>
          <table:table-cell office:value-type="string" calcext:value-type="string">
            <text:p>barbaro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CONCATENATE(&quot;&lt;progression skillpoints =&quot;&quot;&quot;;[.A3];&quot;&quot;&quot; dv=&quot;&quot;&quot;;[.B3];&quot;&quot;&quot;\&gt;&lt;/class&gt;&quot;)" office:value-type="string" office:string-value="&lt;progression skillpoints =&quot;6&quot; dv=&quot;6&quot;\&gt;&lt;/class&gt;" calcext:value-type="string">
            <text:p>&lt;progression skillpoints ="6" dv="6"\&gt;&lt;/class&gt;</text:p>
          </table:table-cell>
          <table:table-cell table:number-columns-repeated="2"/>
          <table:table-cell office:value-type="string" calcext:value-type="string">
            <text:p>bar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&lt;progression skillpoints =&quot;&quot;&quot;;[.A4];&quot;&quot;&quot; dv=&quot;&quot;&quot;;[.B4];&quot;&quot;&quot;\&gt;&lt;/class&gt;&quot;)" office:value-type="string" office:string-value="&lt;progression skillpoints =&quot;2&quot; dv=&quot;8&quot;\&gt;&lt;/class&gt;" calcext:value-type="string">
            <text:p>&lt;progression skillpoints ="2" dv="8"\&gt;&lt;/class&gt;</text:p>
          </table:table-cell>
          <table:table-cell table:number-columns-repeated="2"/>
          <table:table-cell office:value-type="string" calcext:value-type="string">
            <text:p>ch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&lt;progression skillpoints =&quot;&quot;&quot;;[.A5];&quot;&quot;&quot; dv=&quot;&quot;&quot;;[.B5];&quot;&quot;&quot;\&gt;&lt;/class&gt;&quot;)" office:value-type="string" office:string-value="&lt;progression skillpoints =&quot;4&quot; dv=&quot;8&quot;\&gt;&lt;/class&gt;" calcext:value-type="string">
            <text:p>&lt;progression skillpoints ="4" dv="8"\&gt;&lt;/class&gt;</text:p>
          </table:table-cell>
          <table:table-cell table:number-columns-repeated="2"/>
          <table:table-cell office:value-type="string" calcext:value-type="string">
            <text:p>d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&quot;&lt;progression skillpoints =&quot;&quot;&quot;;[.A6];&quot;&quot;&quot; dv=&quot;&quot;&quot;;[.B6];&quot;&quot;&quot;\&gt;&lt;/class&gt;&quot;)" office:value-type="string" office:string-value="&lt;progression skillpoints =&quot;2&quot; dv=&quot;10&quot;\&gt;&lt;/class&gt;" calcext:value-type="string">
            <text:p>&lt;progression skillpoints ="2" dv="10"\&gt;&lt;/class&gt;</text:p>
          </table:table-cell>
          <table:table-cell table:number-columns-repeated="2"/>
          <table:table-cell office:value-type="string" calcext:value-type="string">
            <text:p>grr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NCATENATE(&quot;&lt;progression skillpoints =&quot;&quot;&quot;;[.A7];&quot;&quot;&quot; dv=&quot;&quot;&quot;;[.B7];&quot;&quot;&quot;\&gt;&lt;/class&gt;&quot;)" office:value-type="string" office:string-value="&lt;progression skillpoints =&quot;4&quot; dv=&quot;8&quot;\&gt;&lt;/class&gt;" calcext:value-type="string">
            <text:p>&lt;progression skillpoints ="4" dv="8"\&gt;&lt;/class&gt;</text:p>
          </table:table-cell>
          <table:table-cell table:number-columns-repeated="2"/>
          <table:table-cell office:value-type="string" calcext:value-type="string">
            <text:p>mon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&quot;&lt;progression skillpoints =&quot;&quot;&quot;;[.A8];&quot;&quot;&quot; dv=&quot;&quot;&quot;;[.B8];&quot;&quot;&quot;\&gt;&lt;/class&gt;&quot;)" office:value-type="string" office:string-value="&lt;progression skillpoints =&quot;2&quot; dv=&quot;10&quot;\&gt;&lt;/class&gt;" calcext:value-type="string">
            <text:p>&lt;progression skillpoints ="2" dv="10"\&gt;&lt;/class&gt;</text:p>
          </table:table-cell>
          <table:table-cell table:number-columns-repeated="2"/>
          <table:table-cell office:value-type="string" calcext:value-type="string">
            <text:p>pal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&lt;progression skillpoints =&quot;&quot;&quot;;[.A9];&quot;&quot;&quot; dv=&quot;&quot;&quot;;[.B9];&quot;&quot;&quot;\&gt;&lt;/class&gt;&quot;)" office:value-type="string" office:string-value="&lt;progression skillpoints =&quot;6&quot; dv=&quot;8&quot;\&gt;&lt;/class&gt;" calcext:value-type="string">
            <text:p>&lt;progression skillpoints ="6" dv="8"\&gt;&lt;/class&gt;</text:p>
          </table:table-cell>
          <table:table-cell table:number-columns-repeated="2"/>
          <table:table-cell office:value-type="string" calcext:value-type="string">
            <text:p>r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&quot;&lt;progression skillpoints =&quot;&quot;&quot;;[.A10];&quot;&quot;&quot; dv=&quot;&quot;&quot;;[.B10];&quot;&quot;&quot;\&gt;&lt;/class&gt;&quot;)" office:value-type="string" office:string-value="&lt;progression skillpoints =&quot;8&quot; dv=&quot;6&quot;\&gt;&lt;/class&gt;" calcext:value-type="string">
            <text:p>&lt;progression skillpoints ="8" dv="6"\&gt;&lt;/class&gt;</text:p>
          </table:table-cell>
          <table:table-cell table:number-columns-repeated="2"/>
          <table:table-cell office:value-type="string" calcext:value-type="string">
            <text:p>ro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&quot;&lt;progression skillpoints =&quot;&quot;&quot;;[.A11];&quot;&quot;&quot; dv=&quot;&quot;&quot;;[.B11];&quot;&quot;&quot;\&gt;&lt;/class&gt;&quot;)" office:value-type="string" office:string-value="&lt;progression skillpoints =&quot;2&quot; dv=&quot;4&quot;\&gt;&lt;/class&gt;" calcext:value-type="string">
            <text:p>&lt;progression skillpoints ="2" dv="4"\&gt;&lt;/class&gt;</text:p>
          </table:table-cell>
          <table:table-cell table:number-columns-repeated="2"/>
          <table:table-cell office:value-type="string" calcext:value-type="string">
            <text:p>sorc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NCATENATE(&quot;&lt;progression skillpoints =&quot;&quot;&quot;;[.A12];&quot;&quot;&quot; dv=&quot;&quot;&quot;;[.B12];&quot;&quot;&quot;/&gt;&lt;/class&gt;&quot;)" office:value-type="string" office:string-value="&lt;progression skillpoints =&quot;2&quot; dv=&quot;4&quot;/&gt;&lt;/class&gt;" calcext:value-type="string">
            <text:p>&lt;progression skillpoints ="2" dv="4"/&gt;&lt;/class&gt;</text:p>
          </table:table-cell>
          <table:table-cell table:number-columns-repeated="2"/>
          <table:table-cell office:value-type="string" calcext:value-type="string">
            <text:p>wi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9:17:09.90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16T17:49:19.89</meta:creation-date>
    <dc:date>2015-05-04T19:17:37.296000000</dc:date>
    <meta:editing-duration>PT2H34M15S</meta:editing-duration>
    <meta:editing-cycles>4</meta:editing-cycles>
    <meta:generator>LibreOffice/4.4.1.2$Windows_x86 LibreOffice_project/45e2de17089c24a1fa810c8f975a7171ba4cd432</meta:generator>
    <meta:document-statistic meta:table-count="3" meta:cell-count="373" meta:object-count="0"/>
    <meta:user-defined meta:name="qrichtext">1</meta:user-defined>
  </office:meta>
</office:document-meta>
</file>